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400000264D04C2D7F41E05B82.png" manifest:media-type="image/png"/>
  <manifest:file-entry manifest:full-path="Pictures/100002010000012C000000695A32E07366ABFB0E.png" manifest:media-type="image/png"/>
  <manifest:file-entry manifest:full-path="Pictures/10000201000003E0000001A1F6A73BB4.png" manifest:media-type="image/png"/>
  <manifest:file-entry manifest:full-path="Pictures/1000020100000618000003AE132799DFCA43D345.png" manifest:media-type="image/png"/>
  <manifest:file-entry manifest:full-path="Pictures/10000201000003CF000000691BC7A0E2.png" manifest:media-type="image/png"/>
  <manifest:file-entry manifest:full-path="Pictures/10000201000003E0000000F55FD593BB.png" manifest:media-type="image/png"/>
  <manifest:file-entry manifest:full-path="Pictures/1000020100000181000000D7B21767A90B4A38CD.png" manifest:media-type="image/png"/>
  <manifest:file-entry manifest:full-path="Pictures/10000201000003E0000001814BA3F7D6.png" manifest:media-type="image/png"/>
  <manifest:file-entry manifest:full-path="Pictures/10000201000003E00000018257C4D39B.png" manifest:media-type="image/png"/>
  <manifest:file-entry manifest:full-path="Pictures/10000201000003CF00000108D46019AE.png" manifest:media-type="image/png"/>
  <manifest:file-entry manifest:full-path="Pictures/10000201000003E000000073C0ED673A.png" manifest:media-type="image/png"/>
  <manifest:file-entry manifest:full-path="Pictures/10000201000003E0000000CADF47E2973086D189.png" manifest:media-type="image/png"/>
  <manifest:file-entry manifest:full-path="Pictures/10000201000003E0000000F5AF48EACB.png" manifest:media-type="image/png"/>
  <manifest:file-entry manifest:full-path="Pictures/10000201000002A800000210273BD332BE8BD9A4.png" manifest:media-type="image/png"/>
  <manifest:file-entry manifest:full-path="Pictures/10000201000003E0000001A19537CCDD.png" manifest:media-type="image/png"/>
  <manifest:file-entry manifest:full-path="Pictures/10000201000003CF000000683FC91FFD.png" manifest:media-type="image/png"/>
  <manifest:file-entry manifest:full-path="Pictures/10000201000003CF00000107226547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Lohit Hindi" svg:font-family="'Lohit Hindi'" style:font-family-generic="system" style:font-pitch="variable"/>
    <style:font-face style:name="Migu 1C1" svg:font-family="'Migu 1C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2.438cm" fo:min-width="2.388cm" fo:padding-top="0.225cm" fo:padding-bottom="0.225cm" fo:padding-left="0.35cm" fo:padding-right="0.35cm"/>
    </style:style>
    <style:style style:name="gr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774cm" fo:min-width="16.518cm" fo:padding-top="0.15cm" fo:padding-bottom="0.15cm" fo:padding-left="0.275cm" fo:padding-right="0.275cm" fo:wrap-option="wrap" draw:shadow-opacity="80%"/>
    </style:style>
    <style:style style:name="gr6" style:family="graphic" style:parent-style-name="objectwithoutfill">
      <style:graphic-properties svg:stroke-width="0.2cm" svg:stroke-color="#83cc83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536cm" fo:min-width="2.486cm" fo:padding-top="0.225cm" fo:padding-bottom="0.225cm" fo:padding-left="0.35cm" fo:padding-right="0.35cm"/>
    </style:style>
    <style:style style:name="gr8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52cm" fo:min-width="14.396cm" fo:padding-top="0.15cm" fo:padding-bottom="0.15cm" fo:padding-left="0.275cm" fo:padding-right="0.275cm" fo:wrap-option="wrap" draw:shadow-opacity="80%"/>
    </style:style>
    <style:style style:name="gr9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356cm" fo:min-width="2.506cm" fo:padding-top="0.225cm" fo:padding-bottom="0.225cm" fo:padding-left="0.35cm" fo:padding-right="0.3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2.258cm" fo:min-width="6.408cm" fo:padding-top="0.225cm" fo:padding-bottom="0.225cm" fo:padding-left="0.35cm" fo:padding-right="0.35cm"/>
    </style:style>
    <style:style style:name="gr1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4.212cm" fo:min-width="15.762cm" fo:padding-top="0.15cm" fo:padding-bottom="0.15cm" fo:padding-left="0.275cm" fo:padding-right="0.275cm" fo:wrap-option="wrap" draw:shadow-opacity="80%"/>
    </style:style>
    <style:style style:name="gr13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176cm" fo:min-width="1.726cm" fo:padding-top="0.225cm" fo:padding-bottom="0.225cm" fo:padding-left="0.35cm" fo:padding-right="0.35cm"/>
    </style:style>
    <style:style style:name="gr14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13cm" fo:min-width="9.68cm" fo:padding-top="0.15cm" fo:padding-bottom="0.15cm" fo:padding-left="0.275cm" fo:padding-right="0.275cm" fo:wrap-option="wrap" draw:shadow-opacity="80%"/>
    </style:style>
    <style:style style:name="pr1" style:family="presentation" style:parent-style-name="top-title">
      <style:graphic-properties fo:min-height="2.656cm"/>
    </style:style>
    <style:style style:name="pr2" style:family="presentation" style:parent-style-name="top-title">
      <style:graphic-properties fo:min-height="6.919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Answer-title">
      <style:graphic-properties fo:min-height="2.834cm"/>
    </style:style>
    <style:style style:name="pr5" style:family="presentation" style:parent-style-name="Answer-notes">
      <style:graphic-properties draw:fill-color="#ffffff" fo:min-height="13.364cm"/>
    </style:style>
    <style:style style:name="P1" style:family="paragraph">
      <style:text-properties fo:color="#83cc83" fo:font-size="60pt" style:font-size-asian="60pt" style:font-size-complex="60pt"/>
    </style:style>
    <style:style style:name="P2" style:family="paragraph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Migu 1C" style:font-name-asian="Migu 1C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 draw:opacity="80%"/>
      <style:paragraph-properties fo:text-align="center"/>
      <style:text-properties fo:color="#279227" style:font-name="Migu 1C" style:font-name-asian="Migu 1C" style:font-size-asian="18pt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loext:graphic-properties draw:fill-color="#ffffff"/>
      <style:text-properties fo:font-size="20pt" style:font-size-asian="20pt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style:font-name="Migu 1C" fo:font-size="48pt" style:font-name-asian="Migu 1C" style:font-size-asian="48pt" style:font-size-complex="48pt"/>
    </style:style>
    <style:style style:name="T4" style:family="text">
      <style:text-properties fo:color="#279227" style:font-name="Migu 1C" fo:font-size="32pt" style:font-name-asian="Migu 1C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24.8cm" svg:height="2.656cm" svg:x="0.6cm" svg:y="-0.056cm" presentation:class="title" presentation:user-transformed="true">
          <draw:text-box>
            <text:p><text:span text:style-name="T1">キッズプログラミング教室 </text:span><text:span text:style-name="T1">Gramin </text:span><text:span text:style-name="T1">（ぐらみん）</text:span></text:p>
          </draw:text-box>
        </draw:frame>
        <draw:frame presentation:style-name="pr2" draw:text-style-name="P2" draw:layer="layout" svg:width="26.2cm" svg:height="6.919cm" svg:x="1cm" svg:y="5.933cm" presentation:class="title" presentation:user-transformed="true">
          <draw:text-box>
            <text:p><text:span text:style-name="T2">背景を作ろ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9.856cm" svg:height="12.4cm" svg:x="2.4cm" svg:y="6.6cm">
          <draw:image xlink:href="Pictures/10000201000003D400000264D04C2D7F41E05B82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背景を作ろう（</text:span><text:span text:style-name="T3">1</text:span><text:span text:style-name="T3">）</text:span></text:p>
          </draw:text-box>
        </draw:frame>
        <draw:custom-shape draw:style-name="gr4" draw:text-style-name="P7" xml:id="id2" draw:id="id2" draw:layer="layout" svg:width="3.4cm" svg:height="3.2cm" svg:x="2.2cm" svg:y="1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5" draw:text-style-name="P8" xml:id="id1" draw:id="id1" draw:layer="layout" svg:width="17.4cm" svg:height="3.406cm" svg:x="9.2cm" svg:y="16.794cm">
          <text:p text:style-name="P3"><text:span text:style-name="T4">スプライトリストの「ステージ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9.2cm" svg:y1="18.497cm" svg:x2="5.6cm" svg:y2="13.6cm" draw:start-shape="id1" draw:end-shape="id2" svg:d="M9200 18497l-3600-4897" svg:viewBox="0 0 3601 4898">
          <text:p/>
        </draw:connecto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4.794cm" svg:height="11.485cm" svg:x="1.806cm" svg:y="6.688cm">
          <draw:image xlink:href="Pictures/10000201000002A800000210273BD332BE8BD9A4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背景を作ろう（</text:span><text:span text:style-name="T3">2</text:span><text:span text:style-name="T3">）</text:span></text:p>
          </draw:text-box>
        </draw:frame>
        <draw:custom-shape draw:style-name="gr7" draw:text-style-name="P7" xml:id="id4" draw:id="id4" draw:layer="layout" svg:width="3.4cm" svg:height="2.2cm" svg:x="6.6cm" svg:y="9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8" xml:id="id3" draw:id="id3" draw:layer="layout" svg:width="15.2cm" svg:height="2.606cm" svg:x="11.8cm" svg:y="17.4cm">
          <text:p text:style-name="P3"><text:span text:style-name="T4">「背景」というタブ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9.4cm" svg:y1="17.4cm" svg:x2="10cm" svg:y2="10.9cm" draw:start-shape="id3" draw:start-glue-point="0" draw:end-shape="id4" svg:d="M19400 17400l-9400-6500" svg:viewBox="0 0 9401 6501">
          <text:p/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4.794cm" svg:height="11.485cm" svg:x="1.806cm" svg:y="6.688cm">
          <draw:image xlink:href="Pictures/10000201000002A800000210273BD332BE8BD9A4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背景を作ろう（</text:span><text:span text:style-name="T3">3</text:span><text:span text:style-name="T3">）</text:span></text:p>
          </draw:text-box>
        </draw:frame>
        <draw:custom-shape draw:style-name="gr9" draw:text-style-name="P7" xml:id="id6" draw:id="id6" draw:layer="layout" svg:width="3.4cm" svg:height="2cm" svg:x="5.5cm" svg:y="11.5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8" xml:id="id5" draw:id="id5" draw:layer="layout" svg:width="15.2cm" svg:height="2.606cm" svg:x="11.8cm" svg:y="17.4cm">
          <text:p text:style-name="P3"><text:span text:style-name="T4">「ペイント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9.4cm" svg:y1="17.4cm" svg:x2="8.9cm" svg:y2="12.5cm" draw:start-shape="id5" draw:start-glue-point="0" draw:end-shape="id6" svg:d="M19400 17400l-10500-4900" svg:viewBox="0 0 10501 4901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Answer" presentation:presentation-page-layout-name="AL2T19">
        <office:forms form:automatic-focus="false" form:apply-design-mode="false"/>
        <draw:frame draw:style-name="gr10" draw:text-style-name="P5" draw:layer="layout" svg:width="22.449cm" svg:height="13.554cm" svg:x="2.776cm" svg:y="7cm">
          <draw:image xlink:href="Pictures/1000020100000618000003AE132799DFCA43D345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背景を作ろう（</text:span><text:span text:style-name="T3">4</text:span><text:span text:style-name="T3">）</text:span></text:p>
          </draw:text-box>
        </draw:frame>
        <draw:custom-shape draw:style-name="gr11" draw:text-style-name="P7" xml:id="id8" draw:id="id8" draw:layer="layout" svg:width="7.4cm" svg:height="3cm" svg:x="2.7cm" svg:y="11.3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2" draw:text-style-name="P8" xml:id="id7" draw:id="id7" draw:layer="layout" svg:width="16.8cm" svg:height="5cm" svg:x="10.8cm" svg:y="5.8cm">
          <text:p text:style-name="P3"><text:span text:style-name="T4">鉛筆（えんぴつ）ツールや線ツールを使って好（す）きな背景を描こ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0.8cm" svg:y1="8.3cm" svg:x2="6.4cm" svg:y2="11.3cm" draw:start-shape="id7" draw:start-glue-point="3" draw:end-shape="id8" draw:end-glue-point="0" svg:d="M10800 8300l-4400 3000" svg:viewBox="0 0 4401 3001">
          <text:p/>
        </draw:connecto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nswer" presentation:presentation-page-layout-name="AL2T19">
        <office:forms form:automatic-focus="false" form:apply-design-mode="false"/>
        <draw:frame draw:style-name="gr10" draw:text-style-name="P5" draw:layer="layout" svg:width="22.449cm" svg:height="13.554cm" svg:x="2.776cm" svg:y="6.2cm">
          <draw:image xlink:href="Pictures/1000020100000618000003AE132799DFCA43D345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背景を作ろう（５）</text:span></text:p>
          </draw:text-box>
        </draw:frame>
        <draw:custom-shape draw:style-name="gr13" draw:text-style-name="P7" xml:id="id10" draw:id="id10" draw:layer="layout" svg:width="2.6cm" svg:height="1.8cm" svg:x="18.8cm" svg:y="18.063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4" draw:text-style-name="P8" xml:id="id9" draw:id="id9" draw:layer="layout" svg:width="10.6cm" svg:height="3.8cm" svg:x="15.8cm" svg:y="8.8cm">
          <text:p text:style-name="P3"><text:span text:style-name="T4">背景が描けたら「</text:span><text:span text:style-name="T4">OK</text:span><text:span text:style-name="T4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21.1cm" svg:y1="12.6cm" svg:x2="20.1cm" svg:y2="18.063cm" draw:start-shape="id9" draw:end-shape="id10" draw:end-glue-point="0" svg:d="M21100 12600l-1000 5463" svg:viewBox="0 0 1001 5464">
          <text:p/>
        </draw:connecto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Lohit Hindi" svg:font-family="'Lohit Hindi'" style:font-family-generic="system" style:font-pitch="variable"/>
    <style:font-face style:name="Migu 1C1" svg:font-family="'Migu 1C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Migu 1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18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top="0cm" fo:margin-bottom="0.4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top="0cm" fo:margin-bottom="0.3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top="0cm" fo:margin-bottom="0.2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top="0cm" fo:margin-bottom="0.1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top="0cm" fo:margin-bottom="0.1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top="0cm" fo:margin-bottom="0.1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top="0cm" fo:margin-bottom="0.1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top="0cm" fo:margin-bottom="0.1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top="0cm" fo:margin-bottom="0.4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top="0cm" fo:margin-bottom="0.3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top="0cm" fo:margin-bottom="0.2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top="0cm" fo:margin-bottom="0.1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top="0cm" fo:margin-bottom="0.1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top="0cm" fo:margin-bottom="0.1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top="0cm" fo:margin-bottom="0.1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top="0cm" fo:margin-bottom="0.1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2-background" style:display-name="Question01 h2-background" style:family="presentation">
      <style:graphic-properties draw:stroke="none" draw:fill="none"/>
      <style:text-properties style:letter-kerning="true"/>
    </style:style>
    <style:style style:name="Question01_20_h2-backgroundobjects" style:display-name="Question01 h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2-notes" style:display-name="Question01 h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2-outline1" style:display-name="Question01 h2-outline1" style:family="presentation">
      <style:graphic-properties draw:stroke="none" draw:fill="none" draw:auto-grow-height="false" draw:fit-to-size="shrink-to-fit">
        <text:list-style style:name="Question01_20_h2-outline1" style:display-name="Question01 h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outline2" style:display-name="Question01 h2-outline2" style:family="presentation" style:parent-style-name="Question01_20_h2-outline1">
      <style:paragraph-properties fo:margin-top="0cm" fo:margin-bottom="0.4cm"/>
      <style:text-properties fo:font-size="28pt" style:font-size-asian="28pt" style:font-size-complex="28pt"/>
    </style:style>
    <style:style style:name="Question01_20_h2-outline3" style:display-name="Question01 h2-outline3" style:family="presentation" style:parent-style-name="Question01_20_h2-outline2">
      <style:paragraph-properties fo:margin-top="0cm" fo:margin-bottom="0.3cm"/>
      <style:text-properties fo:font-size="24pt" style:font-size-asian="24pt" style:font-size-complex="24pt"/>
    </style:style>
    <style:style style:name="Question01_20_h2-outline4" style:display-name="Question01 h2-outline4" style:family="presentation" style:parent-style-name="Question01_20_h2-outline3">
      <style:paragraph-properties fo:margin-top="0cm" fo:margin-bottom="0.2cm"/>
      <style:text-properties fo:font-size="20pt" style:font-size-asian="20pt" style:font-size-complex="20pt"/>
    </style:style>
    <style:style style:name="Question01_20_h2-outline5" style:display-name="Question01 h2-outline5" style:family="presentation" style:parent-style-name="Question01_20_h2-outline4">
      <style:paragraph-properties fo:margin-top="0cm" fo:margin-bottom="0.1cm"/>
      <style:text-properties fo:font-size="20pt" style:font-size-asian="20pt" style:font-size-complex="20pt"/>
    </style:style>
    <style:style style:name="Question01_20_h2-outline6" style:display-name="Question01 h2-outline6" style:family="presentation" style:parent-style-name="Question01_20_h2-outline5">
      <style:paragraph-properties fo:margin-top="0cm" fo:margin-bottom="0.1cm"/>
      <style:text-properties fo:font-size="20pt" style:font-size-asian="20pt" style:font-size-complex="20pt"/>
    </style:style>
    <style:style style:name="Question01_20_h2-outline7" style:display-name="Question01 h2-outline7" style:family="presentation" style:parent-style-name="Question01_20_h2-outline6">
      <style:paragraph-properties fo:margin-top="0cm" fo:margin-bottom="0.1cm"/>
      <style:text-properties fo:font-size="20pt" style:font-size-asian="20pt" style:font-size-complex="20pt"/>
    </style:style>
    <style:style style:name="Question01_20_h2-outline8" style:display-name="Question01 h2-outline8" style:family="presentation" style:parent-style-name="Question01_20_h2-outline7">
      <style:paragraph-properties fo:margin-top="0cm" fo:margin-bottom="0.1cm"/>
      <style:text-properties fo:font-size="20pt" style:font-size-asian="20pt" style:font-size-complex="20pt"/>
    </style:style>
    <style:style style:name="Question01_20_h2-outline9" style:display-name="Question01 h2-outline9" style:family="presentation" style:parent-style-name="Question01_20_h2-outline8">
      <style:paragraph-properties fo:margin-top="0cm" fo:margin-bottom="0.1cm"/>
      <style:text-properties fo:font-size="20pt" style:font-size-asian="20pt" style:font-size-complex="20pt"/>
    </style:style>
    <style:style style:name="Question01_20_h2-subtitle" style:display-name="Question01 h2-subtitle" style:family="presentation">
      <style:graphic-properties draw:stroke="none" draw:fill="none" draw:textarea-vertical-align="middle">
        <text:list-style style:name="Question01_20_h2-subtitle" style:display-name="Question01 h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title" style:display-name="Question01 h2-title" style:family="presentation">
      <style:graphic-properties draw:stroke="none" draw:fill="none" draw:textarea-vertical-align="middle">
        <text:list-style style:name="Question01_20_h2-title" style:display-name="Question01 h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none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top="0cm" fo:margin-bottom="0.4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top="0cm" fo:margin-bottom="0.3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top="0cm" fo:margin-bottom="0.2cm"/>
      <style:text-properties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top="0cm" fo:margin-bottom="0.1cm"/>
      <style:text-properties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top="0cm" fo:margin-bottom="0.1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top="0cm" fo:margin-bottom="0.1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top="0cm" fo:margin-bottom="0.1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top="0cm" fo:margin-bottom="0.1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3_20_h1-background" style:display-name="Question03 h1-background" style:family="presentation">
      <style:graphic-properties draw:stroke="none" draw:fill="none"/>
      <style:text-properties style:letter-kerning="true"/>
    </style:style>
    <style:style style:name="Question03_20_h1-backgroundobjects" style:display-name="Question03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3_20_h1-notes" style:display-name="Question03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3_20_h1-outline1" style:display-name="Question03 h1-outline1" style:family="presentation">
      <style:graphic-properties draw:stroke="none" draw:fill="none" draw:auto-grow-height="false" draw:fit-to-size="shrink-to-fit">
        <text:list-style style:name="Question03_20_h1-outline1" style:display-name="Question03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outline2" style:display-name="Question03 h1-outline2" style:family="presentation" style:parent-style-name="Question03_20_h1-outline1">
      <style:paragraph-properties fo:margin-top="0cm" fo:margin-bottom="0.4cm"/>
      <style:text-properties fo:font-size="28pt" style:font-size-asian="28pt" style:font-size-complex="28pt"/>
    </style:style>
    <style:style style:name="Question03_20_h1-outline3" style:display-name="Question03 h1-outline3" style:family="presentation" style:parent-style-name="Question03_20_h1-outline2">
      <style:paragraph-properties fo:margin-top="0cm" fo:margin-bottom="0.3cm"/>
      <style:text-properties fo:font-size="24pt" style:font-size-asian="24pt" style:font-size-complex="24pt"/>
    </style:style>
    <style:style style:name="Question03_20_h1-outline4" style:display-name="Question03 h1-outline4" style:family="presentation" style:parent-style-name="Question03_20_h1-outline3">
      <style:paragraph-properties fo:margin-top="0cm" fo:margin-bottom="0.2cm"/>
      <style:text-properties fo:font-size="20pt" style:font-size-asian="20pt" style:font-size-complex="20pt"/>
    </style:style>
    <style:style style:name="Question03_20_h1-outline5" style:display-name="Question03 h1-outline5" style:family="presentation" style:parent-style-name="Question03_20_h1-outline4">
      <style:paragraph-properties fo:margin-top="0cm" fo:margin-bottom="0.1cm"/>
      <style:text-properties fo:font-size="20pt" style:font-size-asian="20pt" style:font-size-complex="20pt"/>
    </style:style>
    <style:style style:name="Question03_20_h1-outline6" style:display-name="Question03 h1-outline6" style:family="presentation" style:parent-style-name="Question03_20_h1-outline5">
      <style:paragraph-properties fo:margin-top="0cm" fo:margin-bottom="0.1cm"/>
      <style:text-properties fo:font-size="20pt" style:font-size-asian="20pt" style:font-size-complex="20pt"/>
    </style:style>
    <style:style style:name="Question03_20_h1-outline7" style:display-name="Question03 h1-outline7" style:family="presentation" style:parent-style-name="Question03_20_h1-outline6">
      <style:paragraph-properties fo:margin-top="0cm" fo:margin-bottom="0.1cm"/>
      <style:text-properties fo:font-size="20pt" style:font-size-asian="20pt" style:font-size-complex="20pt"/>
    </style:style>
    <style:style style:name="Question03_20_h1-outline8" style:display-name="Question03 h1-outline8" style:family="presentation" style:parent-style-name="Question03_20_h1-outline7">
      <style:paragraph-properties fo:margin-top="0cm" fo:margin-bottom="0.1cm"/>
      <style:text-properties fo:font-size="20pt" style:font-size-asian="20pt" style:font-size-complex="20pt"/>
    </style:style>
    <style:style style:name="Question03_20_h1-outline9" style:display-name="Question03 h1-outline9" style:family="presentation" style:parent-style-name="Question03_20_h1-outline8">
      <style:paragraph-properties fo:margin-top="0cm" fo:margin-bottom="0.1cm"/>
      <style:text-properties fo:font-size="20pt" style:font-size-asian="20pt" style:font-size-complex="20pt"/>
    </style:style>
    <style:style style:name="Question03_20_h1-subtitle" style:display-name="Question03 h1-subtitle" style:family="presentation">
      <style:graphic-properties draw:stroke="none" draw:fill="none" draw:textarea-vertical-align="middle">
        <text:list-style style:name="Question03_20_h1-subtitle" style:display-name="Question03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title" style:display-name="Question03 h1-title" style:family="presentation">
      <style:graphic-properties draw:stroke="none" draw:fill="none" draw:textarea-vertical-align="middle">
        <text:list-style style:name="Question03_20_h1-title" style:display-name="Question03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none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top="0cm" fo:margin-bottom="0.4cm"/>
      <style:text-properties fo:font-size="28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top="0cm" fo:margin-bottom="0.3cm"/>
      <style:text-properties fo:font-size="24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top="0cm" fo:margin-bottom="0.2cm"/>
      <style:text-properties fo:font-size="20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top="0cm" fo:margin-bottom="0.1cm"/>
      <style:text-properties fo:font-size="20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top="0cm" fo:margin-bottom="0.1cm"/>
      <style:text-properties fo:font-size="20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top="0cm" fo:margin-bottom="0.1cm"/>
      <style:text-properties fo:font-size="20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top="0cm" fo:margin-bottom="0.1cm"/>
      <style:text-properties fo:font-size="20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top="0cm" fo:margin-bottom="0.1cm"/>
      <style:text-properties fo:font-size="20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4-background" style:display-name="標準 4-background" style:family="presentation">
      <style:graphic-properties draw:stroke="none" draw:fill="none"/>
      <style:text-properties style:letter-kerning="true"/>
    </style:style>
    <style:style style:name="標準_20_4-backgroundobjects" style:display-name="標準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4-notes" style:display-name="標準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4-outline1" style:display-name="標準 4-outline1" style:family="presentation">
      <style:graphic-properties draw:stroke="none" draw:fill="none" draw:auto-grow-height="false" draw:fit-to-size="shrink-to-fit">
        <text:list-style style:name="標準_20_4-outline1" style:display-name="標準 4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outline2" style:display-name="標準 4-outline2" style:family="presentation" style:parent-style-name="標準_20_4-outline1">
      <style:paragraph-properties fo:margin-top="0cm" fo:margin-bottom="0.4cm"/>
      <style:text-properties fo:font-size="28pt" style:font-size-asian="28pt" style:font-size-complex="28pt"/>
    </style:style>
    <style:style style:name="標準_20_4-outline3" style:display-name="標準 4-outline3" style:family="presentation" style:parent-style-name="標準_20_4-outline2">
      <style:paragraph-properties fo:margin-top="0cm" fo:margin-bottom="0.3cm"/>
      <style:text-properties fo:font-size="24pt" style:font-size-asian="24pt" style:font-size-complex="24pt"/>
    </style:style>
    <style:style style:name="標準_20_4-outline4" style:display-name="標準 4-outline4" style:family="presentation" style:parent-style-name="標準_20_4-outline3">
      <style:paragraph-properties fo:margin-top="0cm" fo:margin-bottom="0.2cm"/>
      <style:text-properties fo:font-size="20pt" style:font-size-asian="20pt" style:font-size-complex="20pt"/>
    </style:style>
    <style:style style:name="標準_20_4-outline5" style:display-name="標準 4-outline5" style:family="presentation" style:parent-style-name="標準_20_4-outline4">
      <style:paragraph-properties fo:margin-top="0cm" fo:margin-bottom="0.1cm"/>
      <style:text-properties fo:font-size="20pt" style:font-size-asian="20pt" style:font-size-complex="20pt"/>
    </style:style>
    <style:style style:name="標準_20_4-outline6" style:display-name="標準 4-outline6" style:family="presentation" style:parent-style-name="標準_20_4-outline5">
      <style:paragraph-properties fo:margin-top="0cm" fo:margin-bottom="0.1cm"/>
      <style:text-properties fo:font-size="20pt" style:font-size-asian="20pt" style:font-size-complex="20pt"/>
    </style:style>
    <style:style style:name="標準_20_4-outline7" style:display-name="標準 4-outline7" style:family="presentation" style:parent-style-name="標準_20_4-outline6">
      <style:paragraph-properties fo:margin-top="0cm" fo:margin-bottom="0.1cm"/>
      <style:text-properties fo:font-size="20pt" style:font-size-asian="20pt" style:font-size-complex="20pt"/>
    </style:style>
    <style:style style:name="標準_20_4-outline8" style:display-name="標準 4-outline8" style:family="presentation" style:parent-style-name="標準_20_4-outline7">
      <style:paragraph-properties fo:margin-top="0cm" fo:margin-bottom="0.1cm"/>
      <style:text-properties fo:font-size="20pt" style:font-size-asian="20pt" style:font-size-complex="20pt"/>
    </style:style>
    <style:style style:name="標準_20_4-outline9" style:display-name="標準 4-outline9" style:family="presentation" style:parent-style-name="標準_20_4-outline8">
      <style:paragraph-properties fo:margin-top="0cm" fo:margin-bottom="0.1cm"/>
      <style:text-properties fo:font-size="20pt" style:font-size-asian="20pt" style:font-size-complex="20pt"/>
    </style:style>
    <style:style style:name="標準_20_4-subtitle" style:display-name="標準 4-subtitle" style:family="presentation">
      <style:graphic-properties draw:stroke="none" draw:fill="none" draw:textarea-vertical-align="middle">
        <text:list-style style:name="標準_20_4-subtitle" style:display-name="標準 4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title" style:display-name="標準 4-title" style:family="presentation">
      <style:graphic-properties draw:stroke="none" draw:fill="none" draw:textarea-vertical-align="middle">
        <text:list-style style:name="標準_20_4-title" style:display-name="標準 4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5-background" style:display-name="標準 5-background" style:family="presentation">
      <style:graphic-properties draw:stroke="none" draw:fill="none"/>
      <style:text-properties style:letter-kerning="true"/>
    </style:style>
    <style:style style:name="標準_20_5-backgroundobjects" style:display-name="標準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5-notes" style:display-name="標準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5-outline1" style:display-name="標準 5-outline1" style:family="presentation">
      <style:graphic-properties draw:stroke="none" draw:fill="none" draw:auto-grow-height="false" draw:fit-to-size="shrink-to-fit">
        <text:list-style style:name="標準_20_5-outline1" style:display-name="標準 5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outline2" style:display-name="標準 5-outline2" style:family="presentation" style:parent-style-name="標準_20_5-outline1">
      <style:paragraph-properties fo:margin-top="0cm" fo:margin-bottom="0.4cm"/>
      <style:text-properties fo:font-size="28pt" style:font-size-asian="28pt" style:font-size-complex="28pt"/>
    </style:style>
    <style:style style:name="標準_20_5-outline3" style:display-name="標準 5-outline3" style:family="presentation" style:parent-style-name="標準_20_5-outline2">
      <style:paragraph-properties fo:margin-top="0cm" fo:margin-bottom="0.3cm"/>
      <style:text-properties fo:font-size="24pt" style:font-size-asian="24pt" style:font-size-complex="24pt"/>
    </style:style>
    <style:style style:name="標準_20_5-outline4" style:display-name="標準 5-outline4" style:family="presentation" style:parent-style-name="標準_20_5-outline3">
      <style:paragraph-properties fo:margin-top="0cm" fo:margin-bottom="0.2cm"/>
      <style:text-properties fo:font-size="20pt" style:font-size-asian="20pt" style:font-size-complex="20pt"/>
    </style:style>
    <style:style style:name="標準_20_5-outline5" style:display-name="標準 5-outline5" style:family="presentation" style:parent-style-name="標準_20_5-outline4">
      <style:paragraph-properties fo:margin-top="0cm" fo:margin-bottom="0.1cm"/>
      <style:text-properties fo:font-size="20pt" style:font-size-asian="20pt" style:font-size-complex="20pt"/>
    </style:style>
    <style:style style:name="標準_20_5-outline6" style:display-name="標準 5-outline6" style:family="presentation" style:parent-style-name="標準_20_5-outline5">
      <style:paragraph-properties fo:margin-top="0cm" fo:margin-bottom="0.1cm"/>
      <style:text-properties fo:font-size="20pt" style:font-size-asian="20pt" style:font-size-complex="20pt"/>
    </style:style>
    <style:style style:name="標準_20_5-outline7" style:display-name="標準 5-outline7" style:family="presentation" style:parent-style-name="標準_20_5-outline6">
      <style:paragraph-properties fo:margin-top="0cm" fo:margin-bottom="0.1cm"/>
      <style:text-properties fo:font-size="20pt" style:font-size-asian="20pt" style:font-size-complex="20pt"/>
    </style:style>
    <style:style style:name="標準_20_5-outline8" style:display-name="標準 5-outline8" style:family="presentation" style:parent-style-name="標準_20_5-outline7">
      <style:paragraph-properties fo:margin-top="0cm" fo:margin-bottom="0.1cm"/>
      <style:text-properties fo:font-size="20pt" style:font-size-asian="20pt" style:font-size-complex="20pt"/>
    </style:style>
    <style:style style:name="標準_20_5-outline9" style:display-name="標準 5-outline9" style:family="presentation" style:parent-style-name="標準_20_5-outline8">
      <style:paragraph-properties fo:margin-top="0cm" fo:margin-bottom="0.1cm"/>
      <style:text-properties fo:font-size="20pt" style:font-size-asian="20pt" style:font-size-complex="20pt"/>
    </style:style>
    <style:style style:name="標準_20_5-subtitle" style:display-name="標準 5-subtitle" style:family="presentation">
      <style:graphic-properties draw:stroke="none" draw:fill="none" draw:textarea-vertical-align="middle">
        <text:list-style style:name="標準_20_5-subtitle" style:display-name="標準 5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title" style:display-name="標準 5-title" style:family="presentation">
      <style:graphic-properties draw:stroke="none" draw:fill="none" draw:textarea-vertical-align="middle">
        <text:list-style style:name="標準_20_5-title" style:display-name="標準 5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_5f_-background" style:display-name="Answer_-background" style:family="presentation">
      <style:graphic-properties draw:stroke="none" draw:fill="none"/>
      <style:text-properties style:letter-kerning="true"/>
    </style:style>
    <style:style style:name="Answer_5f_-backgroundobjects" style:display-name="Answ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_5f_-notes" style:display-name="Answer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_5f_-outline1" style:display-name="Answer_-outline1" style:family="presentation">
      <style:graphic-properties draw:stroke="none" draw:fill="none" draw:auto-grow-height="false" draw:fit-to-size="shrink-to-fit">
        <text:list-style style:name="Answer_5f_-outline1" style:display-name="Answer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_5f_-outline2" style:display-name="Answer_-outline2" style:family="presentation" style:parent-style-name="Answer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_5f_-outline3" style:display-name="Answer_-outline3" style:family="presentation" style:parent-style-name="Answer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_5f_-outline4" style:display-name="Answer_-outline4" style:family="presentation" style:parent-style-name="Answer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_5f_-outline5" style:display-name="Answer_-outline5" style:family="presentation" style:parent-style-name="Answer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6" style:display-name="Answer_-outline6" style:family="presentation" style:parent-style-name="Answer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7" style:display-name="Answer_-outline7" style:family="presentation" style:parent-style-name="Answer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8" style:display-name="Answer_-outline8" style:family="presentation" style:parent-style-name="Answ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9" style:display-name="Answer_-outline9" style:family="presentation" style:parent-style-name="Answ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subtitle" style:display-name="Answer_-subtitle" style:family="presentation">
      <style:graphic-properties draw:stroke="none" draw:fill="none" draw:textarea-vertical-align="middle">
        <text:list-style style:name="Answer_5f_-subtitle" style:display-name="Answer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_5f_-title" style:display-name="Answer_-title" style:family="presentation">
      <style:graphic-properties draw:stroke="none" draw:fill="none" draw:textarea-vertical-align="middle">
        <text:list-style style:name="Answer_5f_-title" style:display-name="Answer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標準_20_6_5f_-background" style:display-name="標準 6_-background" style:family="presentation">
      <style:graphic-properties draw:stroke="none" draw:fill="none"/>
      <style:text-properties style:letter-kerning="true"/>
    </style:style>
    <style:style style:name="標準_20_6_5f_-backgroundobjects" style:display-name="標準 6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_5f_-notes" style:display-name="標準 6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6_5f_-outline1" style:display-name="標準 6_-outline1" style:family="presentation">
      <style:graphic-properties draw:stroke="none" draw:fill="none" draw:auto-grow-height="false" draw:fit-to-size="shrink-to-fit">
        <text:list-style style:name="標準_20_6_5f_-outline1" style:display-name="標準 6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_5f_-outline2" style:display-name="標準 6_-outline2" style:family="presentation" style:parent-style-name="標準_20_6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_20_6_5f_-outline3" style:display-name="標準 6_-outline3" style:family="presentation" style:parent-style-name="標準_20_6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_20_6_5f_-outline4" style:display-name="標準 6_-outline4" style:family="presentation" style:parent-style-name="標準_20_6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_20_6_5f_-outline5" style:display-name="標準 6_-outline5" style:family="presentation" style:parent-style-name="標準_20_6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6" style:display-name="標準 6_-outline6" style:family="presentation" style:parent-style-name="標準_20_6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7" style:display-name="標準 6_-outline7" style:family="presentation" style:parent-style-name="標準_20_6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8" style:display-name="標準 6_-outline8" style:family="presentation" style:parent-style-name="標準_20_6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9" style:display-name="標準 6_-outline9" style:family="presentation" style:parent-style-name="標準_20_6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subtitle" style:display-name="標準 6_-subtitle" style:family="presentation">
      <style:graphic-properties draw:stroke="none" draw:fill="none" draw:textarea-vertical-align="middle">
        <text:list-style style:name="標準_20_6_5f_-subtitle" style:display-name="標準 6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_5f_-title" style:display-name="標準 6_-title" style:family="presentation">
      <style:graphic-properties draw:stroke="none" draw:fill="none" draw:textarea-vertical-align="middle">
        <text:list-style style:name="標準_20_6_5f_-title" style:display-name="標準 6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swer-title">
      <style:graphic-properties draw:auto-grow-height="false" fo:min-height="3.507cm"/>
    </style:style>
    <style:style style:name="Mpr2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8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9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uestion01_20_h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Question01_20_h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uestion01_20_h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8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Question03_20_h1-backgroundobjects">
      <style:graphic-properties draw:stroke="none" draw:fill="none" draw:fill-color="#ffffff" draw:auto-grow-height="false" fo:min-height="1.449cm"/>
    </style:style>
    <style:style style:name="Mpr20" style:family="presentation" style:parent-style-name="Question03_20_h1-backgroundobjects">
      <style:graphic-properties draw:stroke="none" draw:fill="none" draw:fill-color="#ffffff" draw:auto-grow-height="false" fo:min-height="1.485cm"/>
    </style:style>
    <style:style style:name="Mpr21" style:family="presentation" style:parent-style-name="Question03_20_h1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2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26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27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標準_20_3-backgroundobjects">
      <style:graphic-properties draw:stroke="none" draw:fill="none" draw:fill-color="#ffffff" draw:auto-grow-height="false" fo:min-height="1.449cm"/>
    </style:style>
    <style:style style:name="Mpr29" style:family="presentation" style:parent-style-name="標準_20_3-backgroundobjects">
      <style:graphic-properties draw:stroke="none" draw:fill="none" draw:fill-color="#ffffff" draw:auto-grow-height="false" fo:min-height="1.485cm"/>
    </style:style>
    <style:style style:name="Mpr30" style:family="presentation" style:parent-style-name="標準_20_3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標準_20_4-backgroundobjects">
      <style:graphic-properties draw:stroke="none" draw:fill="none" draw:fill-color="#ffffff" draw:auto-grow-height="false" fo:min-height="1.449cm"/>
    </style:style>
    <style:style style:name="Mpr32" style:family="presentation" style:parent-style-name="標準_20_4-backgroundobjects">
      <style:graphic-properties draw:stroke="none" draw:fill="none" draw:fill-color="#ffffff" draw:auto-grow-height="false" fo:min-height="1.485cm"/>
    </style:style>
    <style:style style:name="Mpr33" style:family="presentation" style:parent-style-name="標準_20_4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標準_20_5-backgroundobjects">
      <style:graphic-properties draw:stroke="none" draw:fill="none" draw:fill-color="#ffffff" draw:auto-grow-height="false" fo:min-height="1.449cm"/>
    </style:style>
    <style:style style:name="Mpr35" style:family="presentation" style:parent-style-name="標準_20_5-backgroundobjects">
      <style:graphic-properties draw:stroke="none" draw:fill="none" draw:fill-color="#ffffff" draw:auto-grow-height="false" fo:min-height="1.485cm"/>
    </style:style>
    <style:style style:name="Mpr36" style:family="presentation" style:parent-style-name="標準_20_5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38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39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Answer_5f_-title">
      <style:graphic-properties draw:auto-grow-height="false" fo:min-height="3.507cm"/>
    </style:style>
    <style:style style:name="Mpr41" style:family="presentation" style:parent-style-name="Answer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Answer_5f_-backgroundobjects">
      <style:graphic-properties draw:stroke="none" draw:fill="none" draw:fill-color="#ffffff" draw:auto-grow-height="false" fo:min-height="1.485cm"/>
    </style:style>
    <style:style style:name="Mpr43" style:family="presentation" style:parent-style-name="Answer_5f_-backgroundobjects">
      <style:graphic-properties draw:stroke="none" draw:fill="none" draw:fill-color="#ffffff" draw:textarea-vertical-align="bottom" draw:auto-grow-height="false" fo:min-height="1.485cm"/>
    </style:style>
    <style:style style:name="Mpr44" style:family="presentation" style:parent-style-name="標準_20_6_5f_-title">
      <style:graphic-properties draw:auto-grow-height="false" fo:min-height="3.507cm"/>
    </style:style>
    <style:style style:name="Mpr45" style:family="presentation" style:parent-style-name="標準_20_6_5f_-backgroundobjects">
      <style:graphic-properties draw:stroke="none" draw:fill="none" draw:fill-color="#ffffff" draw:auto-grow-height="false" fo:min-height="1.449cm"/>
    </style:style>
    <style:style style:name="Mpr46" style:family="presentation" style:parent-style-name="標準_20_6_5f_-backgroundobjects">
      <style:graphic-properties draw:stroke="none" draw:fill="none" draw:fill-color="#ffffff" draw:auto-grow-height="false" fo:min-height="1.485cm"/>
    </style:style>
    <style:style style:name="Mpr47" style:family="presentation" style:parent-style-name="標準_20_6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</style:handout-master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B21767A90B4A38CD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" style:display-name="Question01 h1" style:page-layout-name="PM1" draw:style-name="Mdp1">
      <draw:frame draw:style-name="Mgr3" draw:text-style-name="MP5" draw:layer="backgroundobjects" svg:width="27.999cm" svg:height="10.914cm" svg:x="0.031cm" svg:y="0.586cm">
        <draw:image xlink:href="Pictures/10000201000003E00000018257C4D39B.png" xlink:type="simple" xlink:show="embed" xlink:actuate="onLoad">
          <text:p/>
        </draw:image>
      </draw:frame>
      <draw:frame presentation:style-name="Question01_20_h1-title" draw:layer="backgroundobjects" svg:width="22.6cm" svg:height="4.906cm" svg:x="1cm" svg:y="5.694cm" presentation:class="titl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-title" draw:layer="backgroundobjects" svg:width="0.001cm" svg:height="0.001cm" svg:x="0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2" style:display-name="Question01 h2" style:page-layout-name="PM1" draw:style-name="Mdp1">
      <draw:frame draw:style-name="Mgr3" draw:text-style-name="MP5" draw:layer="backgroundobjects" svg:width="27.999cm" svg:height="6.942cm" svg:x="0.034cm" svg:y="0.611cm">
        <draw:image xlink:href="Pictures/10000201000003E0000000F55FD593BB.png" xlink:type="simple" xlink:show="embed" xlink:actuate="onLoad">
          <text:p/>
        </draw:image>
      </draw:frame>
      <draw:frame presentation:style-name="Question01_20_h2-title" draw:layer="backgroundobjects" svg:width="24.4cm" svg:height="2.343cm" svg:x="0.1cm" svg:y="5.1cm" presentation:class="title" presentation:placeholder="true">
        <draw:text-box/>
      </draw:frame>
      <draw:frame presentation:style-name="Question01_20_h2-outline1" draw:layer="backgroundobjects" svg:width="24.639cm" svg:height="12.18cm" svg:x="1.4cm" svg:y="8.0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2-title" draw:layer="backgroundobjects" svg:width="0.001cm" svg:height="0.001cm" svg:x="0cm" svg:y="2.257cm" presentation:class="page"/>
        <draw:frame presentation:style-name="Question01_20_h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3E0000001814BA3F7D6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3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frame presentation:style-name="標準_20_1-outline1" draw:layer="backgroundobjects" svg:width="24.639cm" svg:height="12.18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6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999cm" svg:height="6.922cm" svg:x="0.031cm" svg:y="0.6cm">
        <draw:image xlink:href="Pictures/10000201000003E0000000F5AF48EACB.png" xlink:type="simple" xlink:show="embed" xlink:actuate="onLoad">
          <text:p/>
        </draw:image>
      </draw:frame>
      <draw:frame presentation:style-name="標準_20_1-title" draw:layer="backgroundobjects" svg:width="24.2cm" svg:height="2.2cm" svg:x="3.9cm" svg:y="5.1cm" presentation:class="title" presentation:placeholder="true">
        <draw:text-box/>
      </draw:frame>
      <presentation:notes style:page-layout-name="PM2">
        <draw:page-thumbnail presentation:style-name="標準_20_1-title" draw:layer="backgroundobjects" svg:width="0.001cm" svg:height="0.001cm" svg:x="0cm" svg:y="2.257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3_20_h1" style:display-name="Question03 h1" style:page-layout-name="PM1" draw:style-name="Mdp1">
      <draw:frame draw:style-name="Mgr3" draw:text-style-name="MP5" draw:layer="backgroundobjects" svg:width="27.999cm" svg:height="11.779cm" svg:x="0.001cm" svg:y="0.021cm">
        <draw:image xlink:href="Pictures/10000201000003E0000001A19537CCDD.png" xlink:type="simple" xlink:show="embed" xlink:actuate="onLoad">
          <text:p/>
        </draw:image>
      </draw:frame>
      <draw:frame presentation:style-name="Question03_20_h1-title" draw:layer="backgroundobjects" svg:width="25.4cm" svg:height="5.8cm" svg:x="1.4cm" svg:y="2.4cm" presentation:class="title" presentation:placeholder="true">
        <draw:text-box/>
      </draw:frame>
      <draw:frame presentation:style-name="Question03_20_h1-outline1" draw:layer="backgroundobjects" svg:width="24.639cm" svg:height="12.18cm" svg:x="1.4cm" svg:y="4.914cm" presentation:class="outline" presentation:placeholder="true">
        <draw:text-box/>
      </draw:frame>
      <draw:frame presentation:style-name="Mpr1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3_20_h1-title" draw:layer="backgroundobjects" svg:width="0.001cm" svg:height="0.001cm" svg:x="0cm" svg:y="2.257cm" presentation:class="page"/>
        <draw:frame presentation:style-name="Question03_20_h1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2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22cm" svg:height="7.453cm" svg:x="0.029cm" svg:y="4.918cm">
        <draw:image xlink:href="Pictures/10000201000003CF00000108D46019AE.png" xlink:type="simple" xlink:show="embed" xlink:actuate="onLoad">
          <text:p/>
        </draw:image>
      </draw:frame>
      <draw:frame presentation:style-name="標準-title" draw:layer="backgroundobjects" svg:width="23.2cm" svg:height="3.506cm" svg:x="1.4cm" svg:y="6.891cm" presentation:class="title" presentation:placeholder="true">
        <draw:text-box/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1">
      <draw:frame presentation:style-name="標準_20_2-outline1" draw:layer="backgroundobjects" svg:width="24.639cm" svg:height="12.18cm" svg:x="1.4cm" svg:y="4.914cm" presentation:class="outline" presentation:placeholder="true">
        <draw:text-box/>
      </draw:frame>
      <draw:frame presentation:style-name="Mpr2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18cm" svg:height="2.962cm" svg:x="0.041cm" svg:y="4.877cm">
        <draw:image xlink:href="Pictures/10000201000003CF000000683FC91FFD.png" xlink:type="simple" xlink:show="embed" xlink:actuate="onLoad">
          <text:p/>
        </draw:image>
      </draw:frame>
      <draw:frame presentation:style-name="標準_20_2-title" draw:layer="backgroundobjects" svg:width="23.6cm" svg:height="3.506cm" svg:x="1.4cm" svg:y="5.537cm" presentation:class="title" presentation:placeholder="true">
        <draw:text-box/>
      </draw:frame>
      <presentation:notes style:page-layout-name="PM2">
        <draw:page-thumbnail presentation:style-name="標準_20_2-title" draw:layer="backgroundobjects" svg:width="14.848cm" svg:height="11.136cm" svg:x="3.075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outline1" draw:layer="backgroundobjects" svg:width="24.639cm" svg:height="12.18cm" svg:x="1.4cm" svg:y="4.914cm" presentation:class="outline" presentation:placeholder="true">
        <draw:text-box/>
      </draw:frame>
      <draw:frame presentation:style-name="Mpr2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18cm" svg:height="7.45cm" svg:x="0.5cm" svg:y="4.918cm">
        <draw:image xlink:href="Pictures/10000201000003CF00000107226547DC.png" xlink:type="simple" xlink:show="embed" xlink:actuate="onLoad">
          <text:p/>
        </draw:image>
      </draw:frame>
      <draw:frame presentation:style-name="標準_20_3-title" draw:layer="backgroundobjects" svg:width="23.799cm" svg:height="3.506cm" svg:x="3.8cm" svg:y="6.89cm" presentation:class="title" presentation:placeholder="true">
        <draw:text-box/>
      </draw:frame>
      <presentation:notes style:page-layout-name="PM2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4" style:display-name="標準 4" style:page-layout-name="PM1" draw:style-name="Mdp1">
      <draw:frame presentation:style-name="標準_20_4-outline1" draw:layer="backgroundobjects" svg:width="24.639cm" svg:height="12.18cm" svg:x="1.4cm" svg:y="4.914cm" presentation:class="outline" presentation:placeholder="true">
        <draw:text-box/>
      </draw:frame>
      <draw:frame presentation:style-name="Mpr3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22cm" svg:height="2.968cm" svg:x="0.478cm" svg:y="4.853cm">
        <draw:image xlink:href="Pictures/10000201000003CF000000691BC7A0E2.png" xlink:type="simple" xlink:show="embed" xlink:actuate="onLoad">
          <text:p/>
        </draw:image>
      </draw:frame>
      <draw:frame presentation:style-name="標準_20_4-title" draw:layer="backgroundobjects" svg:width="24.4cm" svg:height="3.506cm" svg:x="3.1cm" svg:y="4.584cm" presentation:class="title" presentation:placeholder="true">
        <draw:text-box/>
      </draw:frame>
      <presentation:notes style:page-layout-name="PM2">
        <draw:page-thumbnail presentation:style-name="標準_20_4-title" draw:layer="backgroundobjects" svg:width="14.848cm" svg:height="11.136cm" svg:x="3.075cm" svg:y="2.257cm" presentation:class="page"/>
        <draw:frame presentation:style-name="標準_20_4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5" style:display-name="標準 5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F6A73BB4.png" xlink:type="simple" xlink:show="embed" xlink:actuate="onLoad">
          <text:p/>
        </draw:image>
      </draw:frame>
      <draw:frame presentation:style-name="標準_20_5-title" draw:layer="backgroundobjects" svg:width="25.199cm" svg:height="3.506cm" svg:x="1.4cm" svg:y="3.837cm" presentation:class="title" presentation:placeholder="true">
        <draw:text-box/>
      </draw:frame>
      <draw:frame presentation:style-name="標準_20_5-outline1" draw:layer="backgroundobjects" svg:width="24.639cm" svg:height="12.18cm" svg:x="1.4cm" svg:y="8.8cm" presentation:class="outline" presentation:placeholder="true">
        <draw:text-box/>
      </draw:frame>
      <draw:frame presentation:style-name="Mpr3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5-title" draw:layer="backgroundobjects" svg:width="0.001cm" svg:height="0.001cm" svg:x="0cm" svg:y="2.257cm" presentation:class="page"/>
        <draw:frame presentation:style-name="標準_20_5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3.268cm" svg:x="0cm" svg:y="0cm">
        <draw:image xlink:href="Pictures/10000201000003E000000073C0ED673A.png" xlink:type="simple" xlink:show="embed" xlink:actuate="onLoad">
          <text:p/>
        </draw:image>
      </draw:frame>
      <draw:frame presentation:style-name="標準_20_6-title" draw:layer="backgroundobjects" svg:width="24.2cm" svg:height="3.506cm" svg:x="1.4cm" svg:y="0.837cm" presentation:class="title" presentation:placeholder="true">
        <draw:text-box/>
      </draw:frame>
      <draw:frame presentation:style-name="標準_20_6-outline1" draw:layer="backgroundobjects" svg:width="24.639cm" svg:height="12.18cm" svg:x="1.4cm" svg:y="4.914cm" presentation:class="outline" presentation:placeholder="true">
        <draw:text-box/>
      </draw:frame>
      <draw:frame presentation:style-name="Mpr3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Answer_5f_" style:display-name="Answer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40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_5f_-outline1" draw:layer="backgroundobjects" svg:width="24.639cm" svg:height="12.18cm" svg:x="1.4cm" svg:y="4.914cm" presentation:class="outline" presentation:placeholder="true">
        <draw:text-box/>
      </draw:frame>
      <draw:frame presentation:style-name="Answer_5f_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4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4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Answer_5f_-title" draw:layer="backgroundobjects" svg:width="14.848cm" svg:height="11.136cm" svg:x="3.075cm" svg:y="2.257cm" presentation:class="page"/>
        <draw:frame presentation:style-name="Answer_5f_-notes" draw:layer="backgroundobjects" svg:width="16.799cm" svg:height="13.364cm" svg:x="2.1cm" svg:y="14.107cm" presentation:class="notes" presentation:placeholder="true">
          <draw:text-box/>
        </draw:frame>
        <draw:frame presentation:style-name="Answer_5f_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_5f_" style:display-name="標準 6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44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標準_20_6_5f_-outline1" draw:layer="backgroundobjects" svg:width="24.639cm" svg:height="12.18cm" svg:x="1.4cm" svg:y="4.914cm" presentation:class="outline" presentation:placeholder="true">
        <draw:text-box/>
      </draw:frame>
      <draw:frame presentation:style-name="標準_20_6_5f_-outline1" draw:layer="backgroundobjects" svg:width="24.639cm" svg:height="12.18cm" svg:x="1.4cm" svg:y="4.914cm" presentation:class="outline" presentation:placeholder="true">
        <draw:text-box/>
      </draw:frame>
      <draw:frame presentation:style-name="標準_20_6_5f_-outline1" draw:layer="backgroundobjects" svg:width="24.639cm" svg:height="12.18cm" svg:x="1.4cm" svg:y="4.914cm" presentation:class="outline" presentation:placeholder="true">
        <draw:text-box/>
      </draw:frame>
      <draw:frame presentation:style-name="標準_20_6_5f_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4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4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_5f_-title" draw:layer="backgroundobjects" svg:width="14.848cm" svg:height="11.136cm" svg:x="3.075cm" svg:y="2.257cm" presentation:class="page"/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7-02-27T21:23:14.066010621</dc:date>
    <meta:editing-duration>P1DT6H39M58S</meta:editing-duration>
    <meta:editing-cycles>372</meta:editing-cycles>
    <meta:generator>LibreOffice/5.1.6.2$Linux_X86_64 LibreOffice_project/10m0$Build-2</meta:generator>
    <meta:document-statistic meta:object-count="237"/>
  </office:meta>
</office:document-meta>
</file>